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347412289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operational support to various real-time, high volume, distributed messaging systems</text:p>
        </text:list-item>
        <text:list-item>
          <text:p text:style-name="P21">working knowledge of TIBCO applications (TIC, EMS, RV, RVRD), Sybase ASE and BEA WebLogic</text:p>
        </text:list-item>
        <text:list-item>
          <text:p text:style-name="P21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33:44</dc:date>
    <dc:language>en-GB</dc:language>
    <meta:editing-cycles>84</meta:editing-cycles>
    <meta:editing-duration>PT03H11M04S</meta:editing-duration>
    <meta:document-statistic meta:table-count="0" meta:image-count="0" meta:object-count="0" meta:page-count="3" meta:paragraph-count="76" meta:word-count="566" meta:character-count="4174"/>
    <meta:user-defined meta:name="Info 1"/>
    <meta:user-defined meta:name="Info 2"/>
    <meta:user-defined meta:name="Info 3"/>
    <meta:user-defined meta:name="Info 4"/>
  </office:meta>
</office:document-meta>
</file>